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8b387" officeooo:paragraph-rsid="0018b387"/>
    </style:style>
    <style:style style:name="P2" style:family="paragraph" style:parent-style-name="Standard" style:list-style-name="L1">
      <style:text-properties officeooo:rsid="0018b387" officeooo:paragraph-rsid="0018b387"/>
    </style:style>
    <style:style style:name="P3" style:family="paragraph" style:parent-style-name="Standard">
      <style:text-properties officeooo:rsid="0019fb56" officeooo:paragraph-rsid="0019fb56"/>
    </style:style>
    <style:style style:name="P4" style:family="paragraph" style:parent-style-name="Standard" style:list-style-name="L2">
      <style:text-properties officeooo:rsid="0019fb56" officeooo:paragraph-rsid="0019fb56"/>
    </style:style>
    <style:style style:name="P5" style:family="paragraph" style:parent-style-name="Standard" style:list-style-name="L3">
      <style:text-properties officeooo:rsid="0019fb56" officeooo:paragraph-rsid="0019fb56"/>
    </style:style>
    <style:style style:name="P6" style:family="paragraph" style:parent-style-name="Standard" style:list-style-name="L3">
      <style:text-properties officeooo:rsid="001bd794" officeooo:paragraph-rsid="001bd794"/>
    </style:style>
    <style:style style:name="P7" style:family="paragraph" style:parent-style-name="Standard" style:list-style-name="L3">
      <style:text-properties officeooo:rsid="001d7b2a" officeooo:paragraph-rsid="001d7b2a"/>
    </style:style>
    <style:style style:name="P8" style:family="paragraph" style:parent-style-name="Standard" style:list-style-name="L3">
      <style:text-properties officeooo:rsid="001ed43d" officeooo:paragraph-rsid="001ed43d"/>
    </style:style>
    <style:style style:name="P9" style:family="paragraph" style:parent-style-name="Standard">
      <style:text-properties officeooo:rsid="001ed43d" officeooo:paragraph-rsid="001ed43d"/>
    </style:style>
    <style:style style:name="P10" style:family="paragraph" style:parent-style-name="Standard" style:list-style-name="L4">
      <style:text-properties officeooo:rsid="001fa693" officeooo:paragraph-rsid="001fa693"/>
    </style:style>
    <style:style style:name="P11" style:family="paragraph" style:parent-style-name="Standard" style:list-style-name="L4">
      <style:text-properties officeooo:rsid="001fb627" officeooo:paragraph-rsid="001fb627"/>
    </style:style>
    <style:style style:name="P12" style:family="paragraph" style:parent-style-name="Standard">
      <style:text-properties officeooo:rsid="001fb627" officeooo:paragraph-rsid="001fb627"/>
    </style:style>
    <style:style style:name="P13" style:family="paragraph" style:parent-style-name="Standard">
      <style:text-properties officeooo:rsid="0021039f" officeooo:paragraph-rsid="0021039f"/>
    </style:style>
    <style:style style:name="P14" style:family="paragraph" style:parent-style-name="Standard" style:list-style-name="L5">
      <style:text-properties officeooo:rsid="0021039f" officeooo:paragraph-rsid="0021039f"/>
    </style:style>
    <style:style style:name="P15" style:family="paragraph" style:parent-style-name="Standard">
      <style:text-properties officeooo:rsid="00224278" officeooo:paragraph-rsid="00224278"/>
    </style:style>
    <style:style style:name="P16" style:family="paragraph" style:parent-style-name="Standard">
      <style:text-properties officeooo:rsid="0023c5b7" officeooo:paragraph-rsid="0023c5b7"/>
    </style:style>
    <style:style style:name="P17" style:family="paragraph" style:parent-style-name="Standard">
      <style:text-properties fo:font-weight="bold" officeooo:rsid="002560a1" officeooo:paragraph-rsid="002560a1" style:font-weight-asian="bold" style:font-weight-complex="bold"/>
    </style:style>
    <style:style style:name="P18" style:family="paragraph" style:parent-style-name="Standard" style:list-style-name="L6">
      <style:text-properties fo:font-weight="bold" officeooo:rsid="00264396" officeooo:paragraph-rsid="00264396" style:font-weight-asian="bold" style:font-weight-complex="bold"/>
    </style:style>
    <style:style style:name="P19" style:family="paragraph" style:parent-style-name="Standard">
      <style:text-properties fo:font-weight="bold" officeooo:rsid="00264396" officeooo:paragraph-rsid="00264396" style:font-weight-asian="bold" style:font-weight-complex="bold"/>
    </style:style>
    <style:style style:name="P20" style:family="paragraph" style:parent-style-name="Standard">
      <style:text-properties fo:font-weight="bold" officeooo:rsid="002a5a3c" officeooo:paragraph-rsid="002a5a3c" style:font-weight-asian="bold" style:font-weight-complex="bold"/>
    </style:style>
    <style:style style:name="P21" style:family="paragraph" style:parent-style-name="Standard">
      <style:text-properties fo:font-weight="bold" officeooo:rsid="002c0616" officeooo:paragraph-rsid="002c0616" style:font-weight-asian="bold" style:font-weight-complex="bold"/>
    </style:style>
    <style:style style:name="P22" style:family="paragraph" style:parent-style-name="Standard">
      <style:text-properties fo:font-weight="bold" officeooo:rsid="002ee26a" officeooo:paragraph-rsid="002ee26a" style:font-weight-asian="bold" style:font-weight-complex="bold"/>
    </style:style>
    <style:style style:name="P23" style:family="paragraph" style:parent-style-name="Standard" style:list-style-name="L8">
      <style:text-properties fo:font-weight="bold" officeooo:rsid="002ee26a" officeooo:paragraph-rsid="002ee26a" style:font-weight-asian="bold" style:font-weight-complex="bold"/>
    </style:style>
    <style:style style:name="P24" style:family="paragraph" style:parent-style-name="Standard">
      <style:text-properties fo:font-weight="normal" officeooo:rsid="0029d960" officeooo:paragraph-rsid="0029d960" style:font-weight-asian="normal" style:font-weight-complex="normal"/>
    </style:style>
    <style:style style:name="P25" style:family="paragraph" style:parent-style-name="Standard" style:list-style-name="L7">
      <style:text-properties fo:font-weight="normal" officeooo:rsid="0029d960" officeooo:paragraph-rsid="0029d960" style:font-weight-asian="normal" style:font-weight-complex="normal"/>
    </style:style>
    <style:style style:name="P26" style:family="paragraph" style:parent-style-name="Standard" style:list-style-name="L8">
      <style:text-properties style:text-underline-style="solid" style:text-underline-width="auto" style:text-underline-color="font-color" fo:font-weight="bold" officeooo:rsid="002ee26a" officeooo:paragraph-rsid="002ee26a" style:font-weight-asian="bold" style:font-weight-complex="bold"/>
    </style:style>
    <style:style style:name="P27" style:family="paragraph" style:parent-style-name="Standard" style:list-style-name="L8">
      <style:text-properties style:text-underline-style="solid" style:text-underline-width="auto" style:text-underline-color="font-color" fo:font-weight="bold" officeooo:rsid="00306436" officeooo:paragraph-rsid="00306436" style:font-weight-asian="bold" style:font-weight-complex="bold"/>
    </style:style>
    <style:style style:name="P28" style:family="paragraph" style:parent-style-name="Standard" style:list-style-name="L8">
      <style:text-properties style:text-underline-style="solid" style:text-underline-width="auto" style:text-underline-color="font-color" fo:font-weight="bold" officeooo:rsid="003139c6" officeooo:paragraph-rsid="003139c6" style:font-weight-asian="bold" style:font-weight-complex="bold"/>
    </style:style>
    <style:style style:name="P29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304e9" officeooo:paragraph-rsid="003304e9" style:font-style-asian="italic" style:font-weight-asian="bold" style:font-style-complex="italic" style:font-weight-complex="bold"/>
    </style:style>
    <style:style style:name="P30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3695f" officeooo:paragraph-rsid="0033695f" style:font-style-asian="italic" style:font-weight-asian="bold" style:font-style-complex="italic" style:font-weight-complex="bold"/>
    </style:style>
    <style:style style:name="P31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3f8ce" officeooo:paragraph-rsid="0033f8ce" style:font-style-asian="italic" style:font-weight-asian="bold" style:font-style-complex="italic" style:font-weight-complex="bold"/>
    </style:style>
    <style:style style:name="P32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54f7a" officeooo:paragraph-rsid="00354f7a" style:font-style-asian="italic" style:font-weight-asian="bold" style:font-style-complex="italic" style:font-weight-complex="bold"/>
    </style:style>
    <style:style style:name="P33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6683c" officeooo:paragraph-rsid="0036683c" style:font-style-asian="italic" style:font-weight-asian="bold" style:font-style-complex="italic" style:font-weight-complex="bold"/>
    </style:style>
    <style:style style:name="P34" style:family="paragraph" style:parent-style-name="Standard" style:list-style-name="L8">
      <style:text-properties fo:font-style="normal" style:text-underline-style="solid" style:text-underline-width="auto" style:text-underline-color="font-color" fo:font-weight="bold" officeooo:rsid="003304e9" officeooo:paragraph-rsid="003304e9" style:font-style-asian="normal" style:font-weight-asian="bold" style:font-style-complex="normal" style:font-weight-complex="bold"/>
    </style:style>
    <style:style style:name="P35" style:family="paragraph" style:parent-style-name="Table_20_Contents">
      <style:text-properties officeooo:rsid="0028438c" officeooo:paragraph-rsid="0028438c"/>
    </style:style>
    <style:style style:name="P36" style:family="paragraph" style:parent-style-name="Header">
      <style:text-properties officeooo:rsid="00188544" officeooo:paragraph-rsid="001885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7b2a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3139c6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32ef09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3139c6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33695f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ituição ideal (Canotilho):</text:p>
      <text:list xml:id="list4231201316384361938" text:style-name="L1">
        <text:list-item>
          <text:p text:style-name="P2">caráter liberal;</text:p>
        </text:list-item>
        <text:list-item>
          <text:p text:style-name="P2">escrita;</text:p>
        </text:list-item>
        <text:list-item>
          <text:p text:style-name="P2">liberdades negativas (direitos fundamentais);</text:p>
        </text:list-item>
        <text:list-item>
          <text:p text:style-name="P2">separação dos poderes;</text:p>
        </text:list-item>
        <text:list-item>
          <text:p text:style-name="P2">sistema democrático formal.</text:p>
        </text:list-item>
      </text:list>
      <text:p text:style-name="P1"/>
      <text:p text:style-name="P3">Constituição em sentido <text:span text:style-name="T1">sociológico</text:span><text:span text:style-name="T2">:</text:span></text:p>
      <text:list xml:id="list8699803456188445252" text:style-name="L2">
        <text:list-item>
          <text:p text:style-name="P4"><text:span text:style-name="T2">Ferdinand Lassale;</text:span></text:p>
        </text:list-item>
        <text:list-item>
          <text:p text:style-name="P4"><text:span text:style-name="T2">fato social;</text:span></text:p>
        </text:list-item>
        <text:list-item>
          <text:p text:style-name="P4"><text:span text:style-name="T2">soma dos fatores reais de poder;</text:span></text:p>
        </text:list-item>
        <text:list-item>
          <text:p text:style-name="P4"><text:span text:style-name="T2">a Constituição escrita é “mera folha de papel” que só é eficaz se refletir os fatores reais de poder da sociedade.</text:span></text:p>
        </text:list-item>
      </text:list>
      <text:p text:style-name="P3"><text:span text:style-name="T2"/></text:p>
      <text:p text:style-name="P3"><text:span text:style-name="T2">Constituição em sentido </text:span><text:span text:style-name="T1">político</text:span><text:span text:style-name="T2">:</text:span></text:p>
      <text:list xml:id="list4129279049089464972" text:style-name="L3">
        <text:list-item>
          <text:p text:style-name="P5"><text:span text:style-name="T2">Carl Schimitt;</text:span></text:p>
        </text:list-item>
        <text:list-item>
          <text:p text:style-name="P6"><text:span text:style-name="T2">Constituição é fruto da vontade do povo;</text:span></text:p>
        </text:list-item>
        <text:list-item>
          <text:p text:style-name="P6"><text:span text:style-name="T2">Decisionista/voluntarista </text:span><text:span text:style-name="T3">→ decisão política fundamental;</text:span></text:p>
        </text:list-item>
        <text:list-item>
          <text:p text:style-name="P7"><text:span text:style-name="T2">validade da Constituição se baseia da decisão política, e não na justiça de suas normas;</text:span></text:p>
        </text:list-item>
        <text:list-item>
          <text:p text:style-name="P8"><text:span text:style-name="T2">Constituição =/= leis constitucionais:</text:span></text:p>
          <text:list>
            <text:list-item>
              <text:p text:style-name="P8"><text:span text:style-name="T7">Constituição</text:span><text:span text:style-name="T2">: dispõe apenas de matérias de grande relevância jurídica (decisões políticas fundamentais);</text:span></text:p>
            </text:list-item>
            <text:list-item>
              <text:p text:style-name="P8"><text:span text:style-name="T7">leis constitucionais</text:span><text:span text:style-name="T2">: normas que fazem parte formalmente do texto constitucional, mas que tratam de assuntos de menor relevância.</text:span></text:p>
            </text:list-item>
          </text:list>
        </text:list-item>
      </text:list>
      <text:p text:style-name="P9"><text:span text:style-name="T2"/></text:p>
      <text:p text:style-name="P9"><text:span text:style-name="T2">Constituição em sentido </text:span><text:span text:style-name="T1">jurídico</text:span><text:span text:style-name="T2">:</text:span></text:p>
      <text:list xml:id="list88700985450473197" text:style-name="L4">
        <text:list-item>
          <text:p text:style-name="P10"><text:span text:style-name="T2">Hans Kelsen;</text:span></text:p>
        </text:list-item>
        <text:list-item>
          <text:p text:style-name="P11"><text:span text:style-name="T2">Constituição é uma norma jurídica pura, sem cunho sociológico, político ou filosófico;</text:span></text:p>
        </text:list-item>
        <text:list-item>
          <text:p text:style-name="P11"><text:span text:style-name="T2">escalonamento hierárquico das normas (pirâmide de Kelsen);</text:span></text:p>
        </text:list-item>
        <text:list-item>
          <text:p text:style-name="P11"><text:span text:style-name="T2">dois sentidos para explicar de qual norma a Constituição retira seu fundamento de validade:</text:span></text:p>
          <text:list>
            <text:list-item>
              <text:p text:style-name="P11"><text:span text:style-name="T1">sentido lógico-jurídico</text:span><text:span text:style-name="T2">: Constituição é </text:span><text:span text:style-name="T4">norma hipotética fundamental</text:span><text:span text:style-name="T2"> (imaginada) que serve como fundamento lógico transcendental da validade da Constituição em sentido jurídico-positivo. Não possui um enunciado explícito, consistindo apenas numa ordem, dirigida a todos, de obediência à Constituição positiva. É como se a norma fundamental hipotética dissesse “Obedeça-se a constituição positiva!”;</text:span></text:p>
            </text:list-item>
            <text:list-item>
              <text:p text:style-name="P11"><text:span text:style-name="T1">sentido jurídico-positivo</text:span><text:span text:style-name="T2">: Constituição é </text:span><text:span text:style-name="T4">norma positiva suprema, que serve para regular a criação de todas as outras</text:span><text:span text:style-name="T6">. Documento solene, cujo texto só pode ser alterado mediante procedimento especial.</text:span></text:p>
            </text:list-item>
          </text:list>
        </text:list-item>
      </text:list>
      <text:p text:style-name="P12"><text:span text:style-name="T6"/></text:p>
      <text:p text:style-name="P13"><text:span text:style-name="T6">Constituição em sentido </text:span><text:span text:style-name="T7">cultural</text:span><text:span text:style-name="T6">:</text:span></text:p>
      <text:list xml:id="list4010424523643522529" text:style-name="L5">
        <text:list-item>
          <text:p text:style-name="P14"><text:span text:style-name="T6">Meirelles Teixeira;</text:span></text:p>
        </text:list-item>
        <text:list-item>
          <text:p text:style-name="P14"><text:span text:style-name="T6">Constituição é parte da cultura;</text:span></text:p>
        </text:list-item>
        <text:list-item>
          <text:p text:style-name="P14"><text:span text:style-name="T6">o Direito é produto da atividade humana;</text:span></text:p>
        </text:list-item>
        <text:list-item>
          <text:p text:style-name="P14"><text:span text:style-name="T6">Constituição total (combinação da sociológica, política e jurídica).</text:span></text:p>
        </text:list-item>
      </text:list>
      <text:p text:style-name="P13"><text:span text:style-name="T6"/></text:p>
      <text:p text:style-name="P15"><text:soft-page-break/><text:span text:style-name="T6">O </text:span><text:span text:style-name="T7">preâmbulo</text:span><text:span text:style-name="T6"> da CF </text:span><text:span text:style-name="T7">não</text:span><text:span text:style-name="T6"> é norma constitucional, </text:span><text:span text:style-name="T7">não</text:span><text:span text:style-name="T6"> é de reprodução obrigatória pelas Constituições Estaduais, e </text:span><text:span text:style-name="T7">não</text:span><text:span text:style-name="T6"> dispõe de caráter vinculante.</text:span></text:p>
      <text:p text:style-name="P15"><text:span text:style-name="T6"/></text:p>
      <text:p text:style-name="P16"><text:span text:style-name="T6">A </text:span><text:span text:style-name="T7">parte transitória</text:span><text:span text:style-name="T6"> da CF (ADCT) possui normas </text:span><text:span text:style-name="T7">formalmente constitucionais</text:span><text:span text:style-name="T6">, </text:span><text:span text:style-name="T7">pode</text:span><text:span text:style-name="T6"> ser modificada por reforma constitucional, e </text:span><text:span text:style-name="T7">pode</text:span><text:span text:style-name="T6"> servir como paradigma para o controle de constitucionalidade das leis.</text:span></text:p>
      <text:p text:style-name="P16"><text:span text:style-name="T6"/></text:p>
      <text:p text:style-name="P17"><text:span text:style-name="T5">Elementos das constituições</text:span><text:span text:style-name="T6">:</text:span></text:p>
      <text:list xml:id="list2229297548353433666" text:style-name="L6">
        <text:list-item>
          <text:p text:style-name="P18"><text:span text:style-name="T5">orgânicos</text:span><text:span text:style-name="T6">: normas que regulam a estrutura do Estado;</text:span></text:p>
        </text:list-item>
        <text:list-item>
          <text:p text:style-name="P18"><text:span text:style-name="T5">limitativos</text:span><text:span text:style-name="T6">: direitos e garantias fundamentais;</text:span></text:p>
        </text:list-item>
        <text:list-item>
          <text:p text:style-name="P18"><text:span text:style-name="T5">socioideológicos</text:span><text:span text:style-name="T6">: bem estar social;</text:span></text:p>
        </text:list-item>
        <text:list-item>
          <text:p text:style-name="P18"><text:span text:style-name="T5">de estabilização constitucional</text:span><text:span text:style-name="T6">: solução de conflitos constitucionais, defesa da Constituição e do Estado com vistas a promover a paz social;</text:span></text:p>
        </text:list-item>
        <text:list-item>
          <text:p text:style-name="P18"><text:span text:style-name="T5">formais de aplicabilidade</text:span><text:span text:style-name="T6">: regras de aplicação da Constituição.</text:span></text:p>
        </text:list-item>
      </text:list>
      <text:p text:style-name="P19"><text:span text:style-name="T6"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5">Normas constitucionais <text:span text:style-name="T1">originárias</text:span><text:span text:style-name="T2"> </text:span><text:span text:style-name="T1">não</text:span><text:span text:style-name="T2"> podem ser declaradas inconstitucionais. Já normas constitucionais </text:span><text:span text:style-name="T1">derivadas</text:span><text:span text:style-name="T2"> </text:span><text:span text:style-name="T1">podem</text:span><text:span text:style-name="T2"> ser declaradas inconstitucionais.</text:span></text:p>
          </table:table-cell>
        </table:table-row>
      </table:table>
      <text:p text:style-name="P24"><text:span text:style-name="T5"/></text:p>
      <text:p text:style-name="P24"><text:span text:style-name="T5">Normas </text:span><text:span text:style-name="T7">primárias</text:span><text:span text:style-name="T5">:</text:span></text:p>
      <text:list xml:id="list812688744972938609" text:style-name="L7">
        <text:list-item>
          <text:p text:style-name="P25"><text:span text:style-name="T5">leis (ordinárias, complementares e delegadas);</text:span></text:p>
        </text:list-item>
        <text:list-item>
          <text:p text:style-name="P25"><text:span text:style-name="T5">medidas provisórias;</text:span></text:p>
        </text:list-item>
        <text:list-item>
          <text:p text:style-name="P25"><text:span text:style-name="T5">decretos legislativos;</text:span></text:p>
        </text:list-item>
        <text:list-item>
          <text:p text:style-name="P25"><text:span text:style-name="T5">resoluções legislativas;</text:span></text:p>
        </text:list-item>
        <text:list-item>
          <text:p text:style-name="P25"><text:span text:style-name="T5">tratados internacionais em geral incorporados ao ordenamento jurídico; e</text:span></text:p>
        </text:list-item>
        <text:list-item>
          <text:p text:style-name="P25"><text:span text:style-name="T5">decretos autônomos.</text:span></text:p>
        </text:list-item>
      </text:list>
      <text:p text:style-name="P24"><text:span text:style-name="T5"/></text:p>
      <text:p text:style-name="P20"><text:span text:style-name="T5">Há</text:span><text:span text:style-name="T6"> hierarquia entre a CF, as constituições estaduais e as leis orgânicas municipais.</text:span></text:p>
      <text:p text:style-name="P20"><text:span text:style-name="T6"/></text:p>
      <text:p text:style-name="P21"><text:span text:style-name="T6">Os </text:span><text:span text:style-name="T5">regimentos dos tribunais</text:span><text:span text:style-name="T6"> do Poder Judiciário são considerados </text:span><text:span text:style-name="T5">normas primárias</text:span><text:span text:style-name="T6">, equiparados hierarquicamente às leis ordinárias. Na mesma situação encontram-se as </text:span><text:span text:style-name="T5">resoluções do CNMP e CNJ</text:span><text:span text:style-name="T6">.</text:span></text:p>
      <text:p text:style-name="P21"><text:span text:style-name="T6"/></text:p>
      <text:p text:style-name="P22"><text:span text:style-name="T5">Classificação das constituições</text:span><text:span text:style-name="T6">:</text:span></text:p>
      <text:list xml:id="list1539960472863808380" text:style-name="L8">
        <text:list-item>
          <text:p text:style-name="P23"><text:span text:style-name="T6">quanto à </text:span><text:span text:style-name="T5">origem</text:span><text:span text:style-name="T6">:</text:span></text:p>
          <text:list>
            <text:list-item>
              <text:p text:style-name="P26"><text:span text:style-name="T2">outorgadas</text:span><text:span text:style-name="T6">: impostas;</text:span></text:p>
            </text:list-item>
            <text:list-item>
              <text:p text:style-name="P26"><text:span text:style-name="T2">democráticas</text:span><text:span text:style-name="T6">: participação popular;</text:span></text:p>
            </text:list-item>
            <text:list-item>
              <text:p text:style-name="P26"><text:span text:style-name="T2">cesaristas</text:span><text:span text:style-name="T6">: outorgadas mas com referendo popular;</text:span></text:p>
            </text:list-item>
            <text:list-item>
              <text:p text:style-name="P26"><text:span text:style-name="T2">dualistas</text:span><text:span text:style-name="T6">: limita poder monárquico – monarquias constitucionais;</text:span></text:p>
            </text:list-item>
          </text:list>
        </text:list-item>
        <text:list-item>
          <text:p text:style-name="P27"><text:span text:style-name="T6">quanto à </text:span><text:span text:style-name="T5">forma</text:span><text:span text:style-name="T6">:</text:span></text:p>
          <text:list>
            <text:list-item>
              <text:p text:style-name="P27"><text:span text:style-name="T2">escritas</text:span><text:span text:style-name="T6">: podem ser </text:span><text:span text:style-name="T8">codificadas</text:span><text:span text:style-name="T12"> </text:span><text:span text:style-name="T8">(unitárias, </text:span><text:span text:style-name="T9">tudo num documento só</text:span><text:span text:style-name="T8">)</text:span><text:span text:style-name="T12"> ou </text:span><text:span text:style-name="T8">legais (</text:span><text:span text:style-name="T10">variadas, pluritextuais, inorgânicas – </text:span><text:span text:style-name="T9">distribuída em diversos documentos solenes)</text:span><text:span text:style-name="T13">;</text:span></text:p>
            </text:list-item>
            <text:list-item>
              <text:p text:style-name="P28"><text:span text:style-name="T16">não escritas</text:span><text:span text:style-name="T12">: normas em várias fontes normativas, como as </text:span><text:span text:style-name="T8">leis, costumes, jurisprudência, acordos e convenções</text:span><text:span text:style-name="T12">;</text:span></text:p>
            </text:list-item>
          </text:list>
        </text:list-item>
        <text:list-item>
          <text:p text:style-name="P34"><text:span text:style-name="T6">quanto à </text:span><text:span text:style-name="T5">elaboração</text:span><text:span text:style-name="T6">:</text:span></text:p>
          <text:list>
            <text:list-item>
              <text:p text:style-name="P34"><text:span text:style-name="T2">dogmáticas</text:span><text:span text:style-name="T6"> (sistemáticas): dogmas/valores em voga. São escritas e podem ser:</text:span></text:p>
              <text:list>
                <text:list-item>
                  <text:p text:style-name="P29"><text:soft-page-break/><text:span text:style-name="T6">ortodoxas</text:span><text:span text:style-name="T12"> – apenas uma ideologia;</text:span></text:p>
                </text:list-item>
                <text:list-item>
                  <text:p text:style-name="P29"><text:span text:style-name="T6">heterodoxas (ecléticas)</text:span><text:span text:style-name="T12"> – várias ideologias;</text:span></text:p>
                </text:list-item>
              </text:list>
            </text:list-item>
            <text:list-item>
              <text:p text:style-name="P29"><text:span text:style-name="T16">históricas</text:span><text:span text:style-name="T12"> (costumeiras): Criadas lentamente com as tradições. São não escritas e mais estáveis que as dogmáticas;</text:span></text:p>
            </text:list-item>
          </text:list>
        </text:list-item>
        <text:list-item>
          <text:p text:style-name="P29"><text:span text:style-name="T12">quanto à </text:span><text:span text:style-name="T15">estabilidade</text:span><text:span text:style-name="T12">:</text:span></text:p>
          <text:list>
            <text:list-item>
              <text:p text:style-name="P29"><text:span text:style-name="T16">imutável</text:span><text:span text:style-name="T12">: texto não pode ser modificado;</text:span></text:p>
            </text:list-item>
            <text:list-item>
              <text:p text:style-name="P29"><text:span text:style-name="T16">super-rígida</text:span><text:span text:style-name="T12">: cláusulas pétreas. Demais dispositivos podem ser alterados por meio de processo dificultoso. </text:span><text:span text:style-name="T14">Só Alexandre de Moraes adota essa classificação</text:span><text:span text:style-name="T12">;</text:span></text:p>
            </text:list-item>
            <text:list-item>
              <text:p text:style-name="P30"><text:span text:style-name="T16">rígida</text:span><text:span text:style-name="T12">: podem ser alteradas mediante processo dificultoso. Atual CF/88;</text:span></text:p>
            </text:list-item>
            <text:list-item>
              <text:p text:style-name="P30"><text:span text:style-name="T16">semirrígida</text:span><text:span text:style-name="T12">: para algumas normas é fácil alterar, para outras não;</text:span></text:p>
            </text:list-item>
            <text:list-item>
              <text:p text:style-name="P30"><text:span text:style-name="T16">flexível</text:span><text:span text:style-name="T12">: pode ser mudada por meio de processo legislativo ordinário;</text:span></text:p>
            </text:list-item>
          </text:list>
        </text:list-item>
        <text:list-item>
          <text:p text:style-name="P30"><text:span text:style-name="T12">quanto ao </text:span><text:span text:style-name="T15">conteúdo</text:span><text:span text:style-name="T12">:</text:span></text:p>
          <text:list>
            <text:list-item>
              <text:p text:style-name="P30"><text:span text:style-name="T16">material</text:span><text:span text:style-name="T12">: normas escritas ou não que regulam aspectos essenciais da vida estatal;</text:span></text:p>
            </text:list-item>
            <text:list-item>
              <text:p text:style-name="P30"><text:span text:style-name="T16">formal</text:span><text:span text:style-name="T12"> (procedimental): normas que estão na Constituição independentemente de seu conteúdo;</text:span></text:p>
            </text:list-item>
          </text:list>
        </text:list-item>
        <text:list-item>
          <text:p text:style-name="P30"><text:span text:style-name="T12">quanto à </text:span><text:span text:style-name="T15">extensão</text:span><text:span text:style-name="T12">:</text:span></text:p>
          <text:list>
            <text:list-item>
              <text:p text:style-name="P30"><text:span text:style-name="T16">analíticas</text:span><text:span text:style-name="T12"> (prolixas, extensas, longas): conteúdo extenso;</text:span></text:p>
            </text:list-item>
            <text:list-item>
              <text:p text:style-name="P31"><text:span text:style-name="T16">sintéticas</text:span><text:span text:style-name="T12"> (consisas, sumárias, curtas): conteúdo curto;</text:span></text:p>
            </text:list-item>
          </text:list>
        </text:list-item>
        <text:list-item>
          <text:p text:style-name="P32"><text:span text:style-name="T12">quanto à </text:span><text:span text:style-name="T15">realidade</text:span><text:span text:style-name="T12">:</text:span></text:p>
          <text:list>
            <text:list-item>
              <text:p text:style-name="P32"><text:span text:style-name="T16">normativas</text:span><text:span text:style-name="T12">: regulam efetivamente o processo político do Estado;</text:span></text:p>
            </text:list-item>
            <text:list-item>
              <text:p text:style-name="P32"><text:span text:style-name="T16">nominativas</text:span><text:span text:style-name="T12">: tentam regular o processo político do Estado mas não conseguem;</text:span></text:p>
            </text:list-item>
            <text:list-item>
              <text:p text:style-name="P32"><text:span text:style-name="T16">semânticas</text:span><text:span text:style-name="T12">: não tentam regular a política Estatal, só formalizam a situação existente;</text:span></text:p>
            </text:list-item>
          </text:list>
        </text:list-item>
        <text:list-item>
          <text:p text:style-name="P33"><text:span text:style-name="T12">quanto à </text:span><text:span text:style-name="T15">função</text:span><text:span text:style-name="T12">:</text:span></text:p>
          <text:list>
            <text:list-item>
              <text:p text:style-name="P33"><text:span text:style-name="T16">Constituição-lei</text:span><text:span text:style-name="T12">: tem status de lei ordinária;</text:span></text:p>
            </text:list-item>
            <text:list-item>
              <text:p text:style-name="P33"><text:span text:style-name="T16">Constituição-fundamento</text:span><text:span text:style-name="T12">: fundamento das atividades do Estado e da vida social. Legislador apenas dá efetividade às normas constitucionais;</text:span></text:p>
            </text:list-item>
            <text:list-item>
              <text:p text:style-name="P33"><text:span text:style-name="T16">Constituição-quadro</text:span><text:span text:style-name="T12"> (moldura): legislador só atua dentro de um limite dado pelo constituinte;</text:span></text:p>
            </text:list-item>
          </text:list>
        </text:list-item>
        <text:list-item>
          <text:p text:style-name="P33"><text:span text:style-name="T12">quanto à </text:span><text:span text:style-name="T15">finalidade</text:span><text:span text:style-name="T12">:</text:span></text:p>
          <text:list>
            <text:list-item>
              <text:p text:style-name="P33"><text:span text:style-name="T16">Constituição-garantia</text:span><text:span text:style-name="T12">: proteger liberdades públicas. Sempre sintéticas;</text:span></text:p>
            </text:list-item>
            <text:list-item>
              <text:p text:style-name="P33"><text:span text:style-name="T16">Constituição-dirigente</text:span><text:span text:style-name="T12">: normas programáticas. Sempre analíticas;</text:span></text:p>
            </text:list-item>
            <text:list-item>
              <text:p text:style-name="P33"><text:span text:style-name="T16">Constituiçã-balanço</text:span><text:span text:style-name="T12">: regem ordenamento jurídico temporariamente;</text:span></text:p>
            </text:list-item>
          </text:list>
        </text:list-item>
        <text:list-item>
          <text:p text:style-name="P33"><text:span text:style-name="T12">quanto ao </text:span><text:span text:style-name="T15">conteúdo ideológico</text:span><text:span text:style-name="T12">:</text:span></text:p>
          <text:list>
            <text:list-item>
              <text:p text:style-name="P33"><text:span text:style-name="T16">liberais</text:span><text:span text:style-name="T12">: liberdades negativas;</text:span></text:p>
            </text:list-item>
            <text:list-item>
              <text:p text:style-name="P33"><text:span text:style-name="T16">sociais</text:span><text:span text:style-name="T12">: prestações positivas;</text:span></text:p>
            </text:list-item>
          </text:list>
        </text:list-item>
        <text:list-item>
          <text:p text:style-name="P33"><text:span text:style-name="T12">quanto ao </text:span><text:span text:style-name="T15">local da decretação</text:span><text:span text:style-name="T12">:</text:span></text:p>
          <text:list>
            <text:list-item>
              <text:p text:style-name="P33"><text:span text:style-name="T16">heteroconstituições</text:span><text:span text:style-name="T12">: feitas fora do Estado;</text:span></text:p>
            </text:list-item>
            <text:list-item>
              <text:p text:style-name="P33"><text:span text:style-name="T16">autoconstituições</text:span><text:span text:style-name="T12">: feitas dentro do Estado;</text:span></text:p>
            </text:list-item>
          </text:list>
        </text:list-item>
        <text:list-item>
          <text:p text:style-name="P33"><text:span text:style-name="T12">quanto ao </text:span><text:span text:style-name="T15">sistema</text:span><text:span text:style-name="T12">:</text:span></text:p>
          <text:list>
            <text:list-item>
              <text:p text:style-name="P33"><text:span text:style-name="T16">principiológicas</text:span><text:span text:style-name="T12"> (abertas): predominância dos princípios;</text:span></text:p>
            </text:list-item>
            <text:list-item>
              <text:p text:style-name="P33"><text:span text:style-name="T16">preceituais</text:span><text:span text:style-name="T12">: predominância das regra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8544" officeooo:paragraph-rsid="0018854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Teoria geral da Constituição: conceito, origens, conteúdo, estrutura e classificação. Supremacia da Constituição. Tipos de Constituição. Poder constituinte. Princípios constitucionais. Interpretação da Constituição. Análise do princípio hierárquico das normas. Princípios fundamenta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4:37:00.297439584</meta:creation-date>
    <dc:date>2018-01-25T15:59:49.998885188</dc:date>
    <meta:editing-duration>PT1H21M30S</meta:editing-duration>
    <meta:editing-cycles>27</meta:editing-cycles>
    <meta:generator>LibreOffice/5.2.7.2$Linux_X86_64 LibreOffice_project/20m0$Build-2</meta:generator>
    <meta:document-statistic meta:table-count="1" meta:image-count="0" meta:object-count="0" meta:page-count="3" meta:paragraph-count="97" meta:word-count="878" meta:character-count="6285" meta:non-whitespace-character-count="5582"/>
  </office:meta>
</office:document-meta>
</file>